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5d0c" officeooo:paragraph-rsid="00065d0c"/>
    </style:style>
    <style:style style:name="P2" style:family="paragraph" style:parent-style-name="Standard">
      <style:text-properties fo:font-weight="bold" officeooo:rsid="00065d0c" officeooo:paragraph-rsid="00065d0c" style:font-weight-asian="bold" style:font-weight-complex="bold"/>
    </style:style>
    <style:style style:name="P3" style:family="paragraph" style:parent-style-name="Standard">
      <style:text-properties fo:font-weight="bold" officeooo:rsid="0008ddce" officeooo:paragraph-rsid="0008ddce" style:font-weight-asian="bold" style:font-weight-complex="bold"/>
    </style:style>
    <style:style style:name="P4" style:family="paragraph" style:parent-style-name="Standard">
      <style:text-properties officeooo:rsid="0007db74" officeooo:paragraph-rsid="0007db74"/>
    </style:style>
    <style:style style:name="P5" style:family="paragraph" style:parent-style-name="Standard">
      <style:text-properties fo:font-weight="normal" officeooo:rsid="000ad934" officeooo:paragraph-rsid="000ad934" style:font-weight-asian="normal" style:font-weight-complex="normal"/>
    </style:style>
    <style:style style:name="P6" style:family="paragraph" style:parent-style-name="Standard">
      <style:text-properties fo:font-weight="bold" officeooo:rsid="00065d0c" officeooo:paragraph-rsid="000ad934" style:font-weight-asian="bold" style:font-weight-complex="bold"/>
    </style:style>
    <style:style style:name="P7" style:family="paragraph" style:parent-style-name="Standard">
      <style:text-properties officeooo:rsid="00065d0c" officeooo:paragraph-rsid="00065d0c"/>
    </style:style>
    <style:style style:name="T1" style:family="text">
      <style:text-properties officeooo:rsid="0007f00a"/>
    </style:style>
    <style:style style:name="T2" style:family="text">
      <style:text-properties officeooo:rsid="000ad934"/>
    </style:style>
    <style:style style:name="T3" style:family="text">
      <style:text-properties officeooo:rsid="000b6f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span text:style-name="T3">Programa de grabación</text:span> </text:p>
      <text:p text:style-name="P3"/>
      <text:p text:style-name="P5">OBS <text:a xlink:type="simple" xlink:href="https://obsproject.com/es" text:style-name="Internet_20_link" text:visited-style-name="Visited_20_Internet_20_Link">https://obsproject.com/es</text:a></text:p>
      <text:p text:style-name="P6"/>
      <text:p text:style-name="P2"><text:span text:style-name="T3">CheatSheet</text:span> Shotcut</text:p>
      <text:p text:style-name="P1"/>
      <text:p text:style-name="P1"><text:span text:style-name="T3">Shotcut </text:span><text:a xlink:type="simple" xlink:href="https://shotcut.org/" text:style-name="Internet_20_link" text:visited-style-name="Visited_20_Internet_20_Link">https://shotcut.org/</text:a></text:p>
      <text:p text:style-name="P1"/>
      <text:p text:style-name="P1">1) Selecciono <text:span text:style-name="T2">línea</text:span> de tiempo (<text:span text:style-name="T3">ahí</text:span> en la parte de los segundos que esta arriba) y <text:span text:style-name="T2">apreto</text:span> “s” para dividir el video.</text:p>
      <text:p text:style-name="P1"/>
      <text:p text:style-name="P1">2) Si junto dos trozos de video, me pone automáticamente una <text:span text:style-name="T2">transición.</text:span></text:p>
      <text:p text:style-name="P1"/>
      <text:p text:style-name="P1">3) Para eliminar el ruido de la grabación, filtro “Paso Alto” en filtros de AUDIO.</text:p>
      <text:p text:style-name="P1"/>
      <text:p text:style-name="P4">4) Para grabar audio:</text:p>
      <text:p text:style-name="P4"/>
      <text:p text:style-name="P4">Abrir otro y elegir audio.</text:p>
      <text:p text:style-name="P4"/>
      <text:p text:style-name="P4">Entonces darle a exportar. <text:span text:style-name="T2">Ahí</text:span> reprodu<text:span text:style-name="T1">cir y grabar el sonido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2:03:01.605617150</meta:creation-date>
    <dc:date>2018-11-22T16:56:06.841242945</dc:date>
    <meta:editing-duration>PT53M15S</meta:editing-duration>
    <meta:editing-cycles>5</meta:editing-cycles>
    <meta:generator>LibreOffice/6.1.3.2$Linux_X86_64 LibreOffice_project/10$Build-2</meta:generator>
    <meta:document-statistic meta:table-count="0" meta:image-count="0" meta:object-count="0" meta:page-count="1" meta:paragraph-count="10" meta:word-count="77" meta:character-count="474" meta:non-whitespace-character-count="406"/>
  </office:meta>
</office:document-meta>
</file>